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CreationTargetSourceTests.testCreateLaz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zyCreationTargetSourceTests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CountingBean.InitCounting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CountingBean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zyCreationTargetSourceTests.creat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